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estBeanRegistrationAotProcessorBean.processAheadOfTime( RegisteredBean registeredBea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DefinitionMethodGeneratorFactoryTests.createWhenBeanRegistrationExcludeFilterFactoryIsNotAotProcessorLoad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BeanDefinitionMethodGeneratorFactoryTests.getBeanDefinitionMethodGeneratorConsidersFactoryLoadedExcludeFiltersAndBeansInOrderedOr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BeanDefinitionMethodGeneratorFactoryTests.createWhenBeanRegistrationExcludeFilterBeanIsNotAotProcessorThrows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BeanDefinitionMethodGeneratorFactoryTests.getBeanDefinitionMethodGeneratorWhenExcludedByBeanRegistrationExcludeFilterReturnsNu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TestBeanFactoryInitializationAotProcessorBean.processAheadOfTime( ConfigurableListableBeanFactory bean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BeanRegistrationExcludeFilter.isExcludedFromAotProcessing( RegisteredBean registeredBea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eanDefinitionMethodGeneratorFactoryTests.getBeanDefinitionMethodGeneratorWhenExcludedByBeanRegistrationExcludeFilterBeanReturnsNu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BeanDefinitionMethodGeneratorFactoryTests.getBeanDefinitionMethodGeneratorAddsContributionsFromProcesso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BeanDefinitionMethodGeneratorFactoryTests.getBeanDefinitionMethodGeneratorWhenRegisteredBeanIsAotProcessorFiltersB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MockBeanRegistrationExcludeFilter.MockBeanRegistrationExcludeFilter( boolean excluded , int or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ockBeanRegistrationExcludeFilter.wasCall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DefinitionMethodGeneratorFactoryTests.getBeanDefinitionMethodGeneratorWhenRegisteredBeanIsAotProcessorAndIsNotExcludedAndBeanRegistrationExcludeFilterDoesNotFilterB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MockBeanRegistrationExcludeFilter.processAheadOfTime( RegisteredBean registeredBea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DefinitionMethodGeneratorFactoryTests.registerTestBean( DefaultListableBeanFactory bean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TestBeanRegistrationAotProcessorAndNotExcluded.isBeanExcludedFromAotProcess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BeanRegistrationExcludeFilter.getOr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